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11c4" officeooo:paragraph-rsid="000c11c4"/>
    </style:style>
    <style:style style:name="P2" style:family="paragraph" style:parent-style-name="Standard" style:list-style-name="L1">
      <style:text-properties officeooo:rsid="000d8b83" officeooo:paragraph-rsid="000d8b83"/>
    </style:style>
    <style:style style:name="P3" style:family="paragraph" style:parent-style-name="Standard" style:list-style-name="L1">
      <style:text-properties officeooo:paragraph-rsid="000d8b83"/>
    </style:style>
    <style:style style:name="P4" style:family="paragraph" style:parent-style-name="Standard">
      <style:text-properties officeooo:rsid="000f383e" officeooo:paragraph-rsid="000f383e"/>
    </style:style>
    <style:style style:name="P5" style:family="paragraph" style:parent-style-name="Standard" style:list-style-name="L1">
      <style:text-properties officeooo:rsid="0011003a" officeooo:paragraph-rsid="0011003a"/>
    </style:style>
    <style:style style:name="P6" style:family="paragraph" style:parent-style-name="Standard" style:list-style-name="L1">
      <style:text-properties officeooo:rsid="0011003a" officeooo:paragraph-rsid="00115c87"/>
    </style:style>
    <style:style style:name="P7" style:family="paragraph" style:parent-style-name="Standard" style:list-style-name="L1">
      <style:text-properties officeooo:rsid="00115c87" officeooo:paragraph-rsid="00115c87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0pt" fo:font-style="italic" officeooo:rsid="0011003a" officeooo:paragraph-rsid="0011003a" style:font-size-asian="10pt" style:font-style-asian="italic" style:font-size-complex="10pt" style:font-style-complex="italic"/>
    </style:style>
    <style:style style:name="T1" style:family="text">
      <style:text-properties officeooo:rsid="000c11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www.w3schools.com/nodejs/nodejs_raspberrypi_blinking_led.asp" text:style-name="Internet_20_link" text:visited-style-name="Visited_20_Internet_20_Link">https://www.w3schools.com/nodejs/nodejs_raspberrypi_blinking_led.asp</text:a></text:p>
      <text:p text:style-name="P1"/>
      <text:list xml:id="list2770415380" text:style-name="L1">
        <text:list-item>
          <text:p text:style-name="P3"><text:span text:style-name="T1">Install on/off module to control GPIO<text:line-break/> npm install onoff</text:span></text:p>
          <text:p text:style-name="P3"/>
        </text:list-item>
        <text:list-item>
          <text:p text:style-name="P3"><text:span text:style-name="T1">Shutdown RPI &amp; Wire up an LED &amp; Resistor in series</text:span></text:p>
          <text:p text:style-name="P2"/>
        </text:list-item>
        <text:list-item>
          <text:p text:style-name="P5">Create a file to run; blink.js</text:p>
        </text:list-item>
      </text:list>
      <text:p text:style-name="P8">var Gpio = require('onoff').Gpio; //include onoff to interact with the GPIO</text:p>
      <text:p text:style-name="P8">var LED = new Gpio(4, 'out'); //use GPIO pin 4, and specify that it is output</text:p>
      <text:p text:style-name="P8">var blinkInterval = setInterval(blinkLED, 250); //run the blinkLED function every 250ms</text:p>
      <text:p text:style-name="P8"/>
      <text:p text:style-name="P8">function blinkLED() { //function to start blinking</text:p>
      <text:p text:style-name="P8"><text:s text:c="2"/>if (LED.readSync() === 0) { //check the pin state, if the state is 0 (or off)</text:p>
      <text:p text:style-name="P8"><text:s text:c="4"/>LED.writeSync(1); //set pin state to 1 (turn LED on)</text:p>
      <text:p text:style-name="P8"><text:s text:c="2"/>} else {</text:p>
      <text:p text:style-name="P8"><text:s text:c="4"/>LED.writeSync(0); //set pin state to 0 (turn LED off)</text:p>
      <text:p text:style-name="P8"><text:s text:c="2"/>}</text:p>
      <text:p text:style-name="P8">}</text:p>
      <text:p text:style-name="P8"/>
      <text:p text:style-name="P8">function endBlink() { //function to stop blinking</text:p>
      <text:p text:style-name="P8"><text:s text:c="2"/>clearInterval(blinkInterval); // Stop blink intervals</text:p>
      <text:p text:style-name="P8"><text:s text:c="2"/>LED.writeSync(0); // Turn LED off</text:p>
      <text:p text:style-name="P8"><text:s text:c="2"/>LED.unexport(); // Unexport GPIO to free resources</text:p>
      <text:p text:style-name="P8">}</text:p>
      <text:p text:style-name="P8"/>
      <text:p text:style-name="P8">setTimeout(endBlink, 5000); //stop blinking after 5 seconds</text:p>
      <text:p text:style-name="P8"/>
      <text:list xml:id="list102427447381184" text:continue-numbering="true" text:style-name="L1">
        <text:list-header>
          <text:p text:style-name="P5"/>
        </text:list-header>
        <text:list-item>
          <text:p text:style-name="P6">run the file<text:line-break/>node blink.js</text:p>
          <text:p text:style-name="P6"/>
        </text:list-item>
        <text:list-item>
          <text:p text:style-name="P7">LED should blin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46:27.898000000</meta:creation-date>
    <dc:date>2017-11-16T10:24:25.089000000</dc:date>
    <meta:editing-duration>PT7M14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1" meta:paragraph-count="22" meta:word-count="156" meta:character-count="1002" meta:non-whitespace-character-count="852"/>
  </office:meta>
</office:document-meta>
</file>